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ip install djangorestframework djangorestframework-simplejwt</text:p>
      <text:p text:style-name="Normal"/>
      <text:p text:style-name="Normal">REST_FRAMEWORK = {</text:p>
      <text:p text:style-name="Normal"><text:s text:c="4"/>'DEFAULT_AUTHENTICATION_CLASSES': (</text:p>
      <text:p text:style-name="Normal"><text:s text:c="8"/>'rest_framework_simplejwt.authentication.JWTAuthentication',</text:p>
      <text:p text:style-name="Normal"><text:s text:c="4"/>),</text:p>
      <text:p text:style-name="Normal">}</text:p>
      <text:p text:style-name="Normal"/>
      <text:p text:style-name="Normal">from django.contrib.auth.models import User</text:p>
      <text:p text:style-name="Normal">from rest_framework import serializers</text:p>
      <text:p text:style-name="Normal"/>
      <text:p text:style-name="Normal">class RegisterSerializer(serializers.ModelSerializer):</text:p>
      <text:p text:style-name="Normal"><text:s text:c="4"/>password = serializers.CharField(write_only=True)</text:p>
      <text:p text:style-name="Normal"/>
      <text:p text:style-name="Normal"><text:s text:c="4"/>class Meta:</text:p>
      <text:p text:style-name="Normal"><text:s text:c="8"/>model = User</text:p>
      <text:p text:style-name="Normal"><text:s text:c="8"/>fields = ['username', 'email', 'password']</text:p>
      <text:p text:style-name="Normal"/>
      <text:p text:style-name="Normal"><text:s text:c="4"/>def create(self, validated_data):</text:p>
      <text:p text:style-name="Normal"><text:s text:c="8"/>user = User.objects.create_user(</text:p>
      <text:p text:style-name="Normal"><text:s text:c="12"/>username=validated_data['username'],</text:p>
      <text:p text:style-name="Normal"><text:s text:c="12"/>email=validated_data['email'],</text:p>
      <text:p text:style-name="Normal"><text:s text:c="12"/>password=validated_data['password']</text:p>
      <text:p text:style-name="Normal"><text:s text:c="8"/>)</text:p>
      <text:p text:style-name="Normal"><text:s text:c="8"/>return user</text:p>
      <text:p text:style-name="Normal"/>
      <text:p text:style-name="Normal"/>
      <text:p text:style-name="Normal">class LoginSerializer(serializers.Serializer):</text:p>
      <text:p text:style-name="Normal"><text:s text:c="4"/>username = serializers.CharField()</text:p>
      <text:p text:style-name="Normal"><text:s text:c="4"/>password = serializers.CharField(write_only=True)</text:p>
      <text:p text:style-name="Normal"/>
      <text:p text:style-name="Normal">from django.contrib.auth import authenticate, logout</text:p>
      <text:p text:style-name="Normal">from rest_framework.views import APIView</text:p>
      <text:p text:style-name="Normal">from rest_framework.response import Response</text:p>
      <text:p text:style-name="Normal">from rest_framework import status</text:p>
      <text:p text:style-name="Normal">from rest_framework.permissions import IsAuthenticated</text:p>
      <text:p text:style-name="Normal">from rest_framework_simplejwt.tokens import RefreshToken</text:p>
      <text:p text:style-name="Normal">from .serializers import RegisterSerializer, LoginSerializer</text:p>
      <text:p text:style-name="Normal"/>
      <text:p text:style-name="Normal"># User Registration View</text:p>
      <text:p text:style-name="Normal">class RegisterView(APIView):</text:p>
      <text:p text:style-name="Normal"><text:s text:c="4"/>def post(self, request):</text:p>
      <text:p text:style-name="Normal"><text:s text:c="8"/>serializer = RegisterSerializer(data=request.data)</text:p>
      <text:p text:style-name="Normal"><text:s text:c="8"/>if serializer.is_valid():</text:p>
      <text:p text:style-name="Normal"><text:s text:c="12"/>serializer.save()</text:p>
      <text:p text:style-name="Normal"><text:s text:c="12"/>return Response({"message": "User registered successfully"}, status=status.HTTP_201_CREATED)</text:p>
      <text:p text:style-name="Normal"><text:s text:c="8"/>return Response(serializer.errors, status=status.HTTP_400_BAD_REQUEST)</text:p>
      <text:p text:style-name="Normal"/>
      <text:p text:style-name="Normal"># User Login View</text:p>
      <text:p text:style-name="Normal">class LoginView(APIView):</text:p>
      <text:p text:style-name="Normal"><text:s text:c="4"/>def post(self, request):</text:p>
      <text:p text:style-name="Normal"><text:s text:c="8"/>serializer = LoginSerializer(data=request.data)</text:p>
      <text:p text:style-name="Normal"><text:s text:c="8"/>if serializer.is_valid():</text:p>
      <text:p text:style-name="Normal"><text:s text:c="12"/>username = serializer.validated_data['username']</text:p>
      <text:p text:style-name="Normal"><text:s text:c="12"/>password = serializer.validated_data['password']</text:p>
      <text:p text:style-name="Normal"><text:s text:c="12"/>user = authenticate(username=username, password=password)</text:p>
      <text:p text:style-name="Normal"/>
      <text:p text:style-name="Normal"><text:s text:c="12"/>if user:</text:p>
      <text:p text:style-name="Normal"><text:s text:c="16"/>refresh = RefreshToken.for_user(user)</text:p>
      <text:p text:style-name="Normal"><text:s text:c="16"/>return Response({</text:p>
      <text:p text:style-name="Normal"><text:s text:c="20"/>'refresh': str(refresh),</text:p>
      <text:p text:style-name="Normal"><text:s text:c="20"/>'access': str(refresh.access_token),</text:p>
      <text:p text:style-name="Normal"><text:s text:c="16"/>}, status=status.HTTP_200_OK)</text:p>
      <text:p text:style-name="Normal"><text:s text:c="12"/>return Response({"error": "Invalid credentials"}, status=status.HTTP_401_UNAUTHORIZED)</text:p>
      <text:p text:style-name="Normal"><text:s text:c="8"/>return Response(serializer.errors, status=status.HTTP_400_BAD_REQUEST)</text:p>
      <text:p text:style-name="Normal"/>
      <text:p text:style-name="Normal"># User Logout View</text:p>
      <text:p text:style-name="Normal">class LogoutView(APIView):</text:p>
      <text:p text:style-name="Normal"><text:s text:c="4"/>permission_classes = [IsAuthenticated]</text:p>
      <text:p text:style-name="Normal"/>
      <text:p text:style-name="Normal"><text:s text:c="4"/>def post(self, request):</text:p>
      <text:p text:style-name="Normal"><text:s text:c="8"/>try:</text:p>
      <text:p text:style-name="Normal"><text:s text:c="12"/>refresh_token = request.data['refresh']</text:p>
      <text:p text:style-name="Normal"><text:s text:c="12"/>token = RefreshToken(refresh_token)</text:p>
      <text:p text:style-name="Normal"><text:s text:c="12"/>token.blacklist()</text:p>
      <text:p text:style-name="Normal"><text:s text:c="12"/>return Response({"message": "User logged out successfully"}, status=status.HTTP_205_RESET_CONTENT)</text:p>
      <text:p text:style-name="Normal"><text:s text:c="8"/>except Exception as e:</text:p>
      <text:p text:style-name="Normal"><text:s text:c="12"/>return Response({"error": "Invalid token"}, status=status.HTTP_400_BAD_REQUEST)</text:p>
      <text:p text:style-name="Normal"/>
      <text:p text:style-name="Normal"/>
      <text:p text:style-name="Normal">from django.contrib.auth.models import User</text:p>
      <text:p text:style-name="Normal">from rest_framework import serializers</text:p>
      <text:p text:style-name="Normal"/>
      <text:p text:style-name="Normal">class AdminUserSerializer(serializers.ModelSerializer):</text:p>
      <text:p text:style-name="Normal"><text:s text:c="4"/>password = serializers.CharField(write_only=True)</text:p>
      <text:p text:style-name="Normal"/>
      <text:p text:style-name="Normal"><text:s text:c="4"/>class Meta:</text:p>
      <text:p text:style-name="Normal"><text:s text:c="8"/>model = User</text:p>
      <text:p text:style-name="Normal"><text:s text:c="8"/>fields = ['id', 'username', 'email', 'password', 'is_staff', 'is_active']</text:p>
      <text:p text:style-name="Normal"/>
      <text:p text:style-name="Normal"><text:s text:c="4"/>def create(self, validated_data):</text:p>
      <text:p text:style-name="Normal"><text:s text:c="8"/>user = User.objects.create_user(</text:p>
      <text:p text:style-name="Normal"><text:s text:c="12"/>username=validated_data['username'],</text:p>
      <text:p text:style-name="Normal"><text:s text:c="12"/>email=validated_data['email'],</text:p>
      <text:p text:style-name="Normal"><text:s text:c="12"/>password=validated_data['password'],</text:p>
      <text:p text:style-name="Normal"><text:s text:c="12"/>is_staff=validated_data.get('is_staff', False),</text:p>
      <text:p text:style-name="Normal"><text:s text:c="12"/>is_active=validated_data.get('is_active', True)</text:p>
      <text:p text:style-name="Normal"><text:s text:c="8"/>)</text:p>
      <text:p text:style-name="Normal"><text:s text:c="8"/>return user</text:p>
      <text:p text:style-name="Normal"/>
      <text:p text:style-name="Normal"><text:s text:c="4"/>def update(self, instance, validated_data):</text:p>
      <text:p text:style-name="Normal"><text:s text:c="8"/>instance.username = validated_data.get('username', instance.username)</text:p>
      <text:p text:style-name="Normal"><text:s text:c="8"/>instance.email = validated_data.get('email', instance.email)</text:p>
      <text:p text:style-name="Normal"><text:s text:c="8"/>if 'password' in validated_data:</text:p>
      <text:p text:style-name="Normal"><text:s text:c="12"/>instance.set_password(validated_data['password'])</text:p>
      <text:p text:style-name="Normal"><text:s text:c="8"/>instance.is_staff = validated_data.get('is_staff', instance.is_staff)</text:p>
      <text:p text:style-name="Normal"><text:s text:c="8"/>instance.is_active = validated_data.get('is_active', instance.is_active)</text:p>
      <text:p text:style-name="Normal"><text:s text:c="8"/>instance.save()</text:p>
      <text:p text:style-name="Normal"><text:s text:c="8"/>return instance</text:p>
      <text:p text:style-name="Normal"/>
      <text:p text:style-name="Normal"/>
      <text:p text:style-name="Normal">from django.contrib.auth.models import User</text:p>
      <text:p text:style-name="Normal">from rest_framework import status</text:p>
      <text:p text:style-name="Normal">from rest_framework.permissions import IsAdminUser</text:p>
      <text:p text:style-name="Normal">from rest_framework.response import Response</text:p>
      <text:p text:style-name="Normal">from rest_framework.views import APIView</text:p>
      <text:p text:style-name="Normal">from .serializers import AdminUserSerializer</text:p>
      <text:p text:style-name="Normal"/>
      <text:p text:style-name="Normal"># Admin - List All Users and Create New User</text:p>
      <text:p text:style-name="Normal">class AdminUserListView(APIView):</text:p>
      <text:p text:style-name="Normal"><text:s text:c="4"/>permission_classes = [IsAdminUser]</text:p>
      <text:p text:style-name="Normal"/>
      <text:p text:style-name="Normal"><text:s text:c="4"/>def get(self, request):</text:p>
      <text:p text:style-name="Normal"><text:s text:c="8"/>users = User.objects.all()</text:p>
      <text:p text:style-name="Normal"><text:s text:c="8"/>serializer = AdminUserSerializer(users, many=True)</text:p>
      <text:p text:style-name="Normal"><text:s text:c="8"/>return Response(serializer.data, status=status.HTTP_200_OK)</text:p>
      <text:p text:style-name="Normal"/>
      <text:p text:style-name="Normal"><text:s text:c="4"/>def post(self, request):</text:p>
      <text:p text:style-name="Normal"><text:s text:c="8"/>serializer = AdminUserSerializer(data=request.data)</text:p>
      <text:p text:style-name="Normal"><text:s text:c="8"/>if serializer.is_valid():</text:p>
      <text:p text:style-name="Normal"><text:s text:c="12"/>serializer.save()</text:p>
      <text:p text:style-name="Normal"><text:s text:c="12"/>return Response(serializer.data, status=status.HTTP_201_CREATED)</text:p>
      <text:p text:style-name="Normal"><text:s text:c="8"/>return Response(serializer.errors, status=status.HTTP_400_BAD_REQUEST)</text:p>
      <text:p text:style-name="Normal"/>
      <text:p text:style-name="Normal"># Admin - Retrieve, Update, or Delete a User</text:p>
      <text:p text:style-name="Normal">class AdminUserDetailView(APIView):</text:p>
      <text:p text:style-name="Normal"><text:s text:c="4"/>permission_classes = [IsAdminUser]</text:p>
      <text:p text:style-name="Normal"/>
      <text:p text:style-name="Normal"><text:s text:c="4"/>def get(self, request, pk):</text:p>
      <text:p text:style-name="Normal"><text:s text:c="8"/>try:</text:p>
      <text:p text:style-name="Normal"><text:s text:c="12"/>user = User.objects.get(pk=pk)</text:p>
      <text:p text:style-name="Normal"><text:s text:c="12"/>serializer = AdminUserSerializer(user)</text:p>
      <text:p text:style-name="Normal"><text:s text:c="12"/>return Response(serializer.data, status=status.HTTP_200_OK)</text:p>
      <text:p text:style-name="Normal"><text:s text:c="8"/>except User.DoesNotExist:</text:p>
      <text:p text:style-name="Normal"><text:s text:c="12"/>return Response({"error": "User not found"}, status=status.HTTP_404_NOT_FOUND)</text:p>
      <text:p text:style-name="Normal"/>
      <text:p text:style-name="Normal"><text:s text:c="4"/>def put(self, request, pk):</text:p>
      <text:p text:style-name="Normal"><text:s text:c="8"/>try:</text:p>
      <text:p text:style-name="Normal"><text:s text:c="12"/>user = User.objects.get(pk=pk)</text:p>
      <text:p text:style-name="Normal"><text:s text:c="12"/>serializer = AdminUserSerializer(user, data=request.data)</text:p>
      <text:p text:style-name="Normal"><text:s text:c="12"/>if serializer.is_valid():</text:p>
      <text:p text:style-name="Normal"><text:s text:c="16"/>serializer.save()</text:p>
      <text:p text:style-name="Normal"><text:s text:c="16"/>return Response(serializer.data, status=status.HTTP_200_OK)</text:p>
      <text:p text:style-name="Normal"><text:s text:c="12"/>return Response(serializer.errors, status=status.HTTP_400_BAD_REQUEST)</text:p>
      <text:p text:style-name="Normal"><text:s text:c="8"/>except User.DoesNotExist:</text:p>
      <text:p text:style-name="Normal"><text:s text:c="12"/>return Response({"error": "User not found"}, status=status.HTTP_404_NOT_FOUND)</text:p>
      <text:p text:style-name="Normal"/>
      <text:p text:style-name="Normal"><text:s text:c="4"/>def delete(self, request, pk):</text:p>
      <text:p text:style-name="Normal"><text:s text:c="8"/>try:</text:p>
      <text:p text:style-name="Normal"><text:s text:c="12"/>user = User.objects.get(pk=pk)</text:p>
      <text:p text:style-name="Normal"><text:s text:c="12"/>user.delete()</text:p>
      <text:p text:style-name="Normal"><text:s text:c="12"/>return Response({"message": "User deleted successfully"}, status=status.HTTP_204_NO_CONTENT)</text:p>
      <text:p text:style-name="Normal"><text:s text:c="8"/>except User.DoesNotExist:</text:p>
      <text:p text:style-name="Normal"><text:s text:c="12"/>return Response({"error": "User not found"}, status=status.HTTP_404_NOT_FOUND)</text:p>
      <text:p text:style-name="Normal"/>
      <text:p text:style-name="Normal"/>
      <text:p text:style-name="Normal">from django.contrib.auth.models import User</text:p>
      <text:p text:style-name="Normal">from django.db import models</text:p>
      <text:p text:style-name="Normal"/>
      <text:p text:style-name="Normal">class Task(models.Model):</text:p>
      <text:p text:style-name="Normal"><text:s text:c="4"/>title = models.CharField(max_length=255)</text:p>
      <text:p text:style-name="Normal"><text:s text:c="4"/>description = models.TextField()</text:p>
      <text:p text:style-name="Normal"><text:s text:c="4"/>assigned_to = models.ForeignKey(User, on_delete=models.CASCADE, related_name='tasks')</text:p>
      <text:p text:style-name="Normal"><text:s text:c="4"/>created_at = models.DateTimeField(auto_now_add=True)</text:p>
      <text:p text:style-name="Normal"><text:s text:c="4"/>updated_at = models.DateTimeField(auto_now=True)</text:p>
      <text:p text:style-name="Normal"/>
      <text:p text:style-name="Normal"><text:s text:c="4"/>def __str__(self):</text:p>
      <text:p text:style-name="Normal"><text:s text:c="8"/>return self.title</text:p>
      <text:p text:style-name="Normal"/>
      <text:p text:style-name="Normal">from rest_framework import serializers</text:p>
      <text:p text:style-name="Normal">from .models import Task</text:p>
      <text:p text:style-name="Normal">from django.contrib.auth.models import User</text:p>
      <text:p text:style-name="Normal"/>
      <text:p text:style-name="Normal">class TaskSerializer(serializers.ModelSerializer):</text:p>
      <text:p text:style-name="Normal"><text:s text:c="4"/>assigned_to = serializers.SlugRelatedField(slug_field='username', queryset=User.objects.all())</text:p>
      <text:p text:style-name="Normal"/>
      <text:p text:style-name="Normal"><text:s text:c="4"/>class Meta:</text:p>
      <text:p text:style-name="Normal"><text:s text:c="8"/>model = Task</text:p>
      <text:p text:style-name="Normal"><text:s text:c="8"/>fields = ['id', 'title', 'description', 'assigned_to', 'created_at', 'updated_at']</text:p>
      <text:p text:style-name="Normal"/>
      <text:p text:style-name="Normal"/>
      <text:p text:style-name="Normal">from rest_framework.views import APIView</text:p>
      <text:p text:style-name="Normal">from rest_framework.response import Response</text:p>
      <text:p text:style-name="Normal">from rest_framework import status</text:p>
      <text:p text:style-name="Normal">from rest_framework.permissions import IsAdminUser, IsAuthenticated</text:p>
      <text:p text:style-name="Normal">from .models import Task</text:p>
      <text:p text:style-name="Normal">from .serializers import TaskSerializer</text:p>
      <text:p text:style-name="Normal"/>
      <text:p text:style-name="Normal"># Admin - Create and List Tasks</text:p>
      <text:p text:style-name="Normal">class AdminTaskView(APIView):</text:p>
      <text:p text:style-name="Normal"><text:s text:c="4"/>permission_classes = [IsAdminUser]</text:p>
      <text:p text:style-name="Normal"/>
      <text:p text:style-name="Normal"><text:s text:c="4"/>def get(self, request):</text:p>
      <text:p text:style-name="Normal"><text:s text:c="8"/>tasks = Task.objects.all()</text:p>
      <text:p text:style-name="Normal"><text:s text:c="8"/>serializer = TaskSerializer(tasks, many=True)</text:p>
      <text:p text:style-name="Normal"><text:s text:c="8"/>return Response(serializer.data, status=status.HTTP_200_OK)</text:p>
      <text:p text:style-name="Normal"/>
      <text:p text:style-name="Normal"><text:s text:c="4"/>def post(self, request):</text:p>
      <text:p text:style-name="Normal"><text:s text:c="8"/>serializer = TaskSerializer(data=request.data)</text:p>
      <text:p text:style-name="Normal"><text:s text:c="8"/>if serializer.is_valid():</text:p>
      <text:p text:style-name="Normal"><text:s text:c="12"/>serializer.save()</text:p>
      <text:p text:style-name="Normal"><text:s text:c="12"/>return Response(serializer.data, status=status.HTTP_201_CREATED)</text:p>
      <text:p text:style-name="Normal"><text:s text:c="8"/>return Response(serializer.errors, status=status.HTTP_400_BAD_REQUEST)</text:p>
      <text:p text:style-name="Normal"/>
      <text:p text:style-name="Normal"># User - List Assigned Tasks</text:p>
      <text:p text:style-name="Normal">class UserTaskView(APIView):</text:p>
      <text:p text:style-name="Normal"><text:s text:c="4"/>permission_classes = [IsAuthenticated]</text:p>
      <text:p text:style-name="Normal"/>
      <text:p text:style-name="Normal"><text:s text:c="4"/>def get(self, request):</text:p>
      <text:p text:style-name="Normal"><text:s text:c="8"/>tasks = Task.objects.filter(assigned_to=request.user)</text:p>
      <text:p text:style-name="Normal"><text:s text:c="8"/>serializer = TaskSerializer(tasks, many=True)</text:p>
      <text:p text:style-name="Normal"><text:s text:c="8"/>return Response(serializer.data, status=status.HTTP_200_OK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dhavamanalan M</meta:initial-creator>
    <dc:creator>Madhavamanalan M</dc:creator>
    <meta:creation-date>2025-01-06T09:30:00Z</meta:creation-date>
    <dc:date>2025-01-06T09:30:00Z</dc:date>
    <meta:template xlink:href="Normal.dotm" xlink:type="simple"/>
    <meta:editing-cycles>2</meta:editing-cycles>
    <meta:editing-duration>PT60S</meta:editing-duration>
    <meta:document-statistic meta:page-count="1" meta:paragraph-count="16" meta:word-count="1236" meta:character-count="8268" meta:row-count="58" meta:non-whitespace-character-count="7048"/>
  </office:meta>
</office:document-meta>
</file>